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0065a2" officeooo:paragraph-rsid="000065a2"/>
    </style:style>
    <style:style style:name="P2" style:family="paragraph" style:parent-style-name="Standard">
      <style:paragraph-properties fo:text-align="justify" style:justify-single-word="false"/>
      <style:text-properties style:font-name="Times New Roman" officeooo:rsid="00023009" officeooo:paragraph-rsid="00055fd4"/>
    </style:style>
    <style:style style:name="T1" style:family="text">
      <style:text-properties officeooo:rsid="000308c1"/>
    </style:style>
    <style:style style:name="T2" style:family="text">
      <style:text-properties officeooo:rsid="000381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ECH SEGREGATION BASED ON BINAURAL AND MONAURAL CUES</text:p>
      <text:p text:style-name="P1"/>
      <text:p text:style-name="P2">A person who is suffering from hearing loss can be helped by using hearing aids. The most optimal performance of hearing aids are binaural hearing aids because it has similarities to human auditory system. In a conversation at a cocktail party, a person can focus on a single conversation even though the background sound and other people conversation is quite loud. This phenomenon is known as the cocktail party effect. In a <text:span text:style-name="T2">previous work</text:span>, we have separated <text:span text:style-name="T1">target speech from its masker using binary mask that estimated from binaural cues: interaural time difference (ITD) and interaural level difference (ILD). So in this study, </text:span>will be performed <text:span text:style-name="T1">speech </text:span>separation <text:span text:style-name="T1">that use not only binaural cues but also monaural cues. Monaural cues that we used are gammatone frequency cepstral coefficient (GFCC) and multi-resolution cochleagram (MRCG). Then deep neural network (DNN) is used as binary classification. </text:span>Results of sound source separation performing well with the value of speech intelligibility using the <text:span text:style-name="T2">PESQ is 2.82 and SNR is 11.84 dB compare to previous work 1.21 for PESQ and 3.7 dB for SN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fta Nur Farid</meta:initial-creator>
    <meta:creation-date>2017-11-17T19:11:34.174113709</meta:creation-date>
    <dc:date>2017-11-17T20:57:58.598425784</dc:date>
    <dc:creator>Mifta Nur Farid</dc:creator>
    <meta:editing-duration>PT1H24S</meta:editing-duration>
    <meta:editing-cycles>6</meta:editing-cycles>
    <meta:generator>LibreOffice/5.1.6.2$Linux_X86_64 LibreOffice_project/10m0$Build-2</meta:generator>
    <meta:document-statistic meta:table-count="0" meta:image-count="0" meta:object-count="0" meta:page-count="1" meta:paragraph-count="2" meta:word-count="186" meta:character-count="1157" meta:non-whitespace-character-count="973"/>
  </office:meta>
</office:document-meta>
</file>